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587cm"/>
    </style:style>
    <style:style style:name="co4" style:family="table-column">
      <style:table-column-properties fo:break-before="auto" style:column-width="12.663cm"/>
    </style:style>
    <style:style style:name="co5" style:family="table-column">
      <style:table-column-properties fo:break-before="auto" style:column-width="6.1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rtant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eff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table:style-name="ce2" office:value-type="string" calcext:value-type="string">
            <text:p><text:a xlink:href="http://dbpedia.org/ontology/wikiPageWikiLink" xlink:type="simple">http://dbpedia.org/ontology/wikiPageWikiLink</text:a></text:p>
          </table:table-cell>
          <table:table-cell office:value-type="float" office:value="10758" calcext:value-type="float">
            <text:p>10758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1999/02/22-rdf-syntax-ns#type" xlink:type="simple">http://www.w3.org/1999/02/22-rdf-syntax-ns#type</text:a></text:p>
          </table:table-cell>
          <table:table-cell office:value-type="float" office:value="4421" calcext:value-type="float">
            <text:p>4421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2002/07/owl#sameAs" xlink:type="simple">http://www.w3.org/2002/07/owl#sameAs</text:a></text:p>
          </table:table-cell>
          <table:table-cell office:value-type="float" office:value="4245" calcext:value-type="float">
            <text:p>424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ikiPageUsesTemplate" xlink:type="simple">http://dbpedia.org/property/wikiPageUsesTemplate</text:a></text:p>
          </table:table-cell>
          <table:table-cell office:value-type="float" office:value="1613" calcext:value-type="float">
            <text:p>1613</text:p>
          </table:table-cell>
          <table:table-cell/>
        </table:table-row>
        <table:table-row table:style-name="ro1">
          <table:table-cell office:value-type="string" calcext:value-type="string">
            <text:p><text:a xlink:href="http://purl.org/dc/terms/subject" xlink:type="simple">http://purl.org/dc/terms/subject</text:a></text:p>
          </table:table-cell>
          <table:table-cell office:value-type="float" office:value="1391" calcext:value-type="float">
            <text:p>1391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2000/01/rdf-schema#label" xlink:type="simple">http://www.w3.org/2000/01/rdf-schema#label</text:a>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lang() = ‘en’</text:p>
          </table:table-cell>
        </table:table-row>
        <table:table-row table:style-name="ro1">
          <table:table-cell office:value-type="string" calcext:value-type="string">
            <text:p><text:a xlink:href="http://dbpedia.org/ontology/abstract" xlink:type="simple">http://dbpedia.org/ontology/abstract</text:a></text:p>
          </table:table-cell>
          <table:table-cell office:value-type="float" office:value="1318" calcext:value-type="float">
            <text:p>1318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2000/01/rdf-schema#comment" xlink:type="simple">http://www.w3.org/2000/01/rdf-schema#comment</text:a></text:p>
          </table:table-cell>
          <table:table-cell office:value-type="float" office:value="1318" calcext:value-type="float">
            <text:p>131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wikiPageExternalLink" xlink:type="simple">http://dbpedia.org/ontology/wikiPageExternalLink</text:a>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string" calcext:value-type="string">
            <text:p><text:a xlink:href="http://xmlns.com/foaf/0.1/depiction" xlink:type="simple">http://xmlns.com/foaf/0.1/depiction</text:a>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knownFor" xlink:type="simple">http://dbpedia.org/property/knownFor</text:a>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birthPlace" xlink:type="simple">http://dbpedia.org/ontology/birthPlace</text:a>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knownFor" xlink:type="simple">http://dbpedia.org/ontology/knownFor</text:a>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irthPlace" xlink:type="simple">http://dbpedia.org/property/birthPlace</text:a>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deathPlace" xlink:type="simple">http://dbpedia.org/ontology/deathPlace</text:a>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eathPlace" xlink:type="simple">http://dbpedia.org/property/deathPlace</text:a>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cademicDiscipline" xlink:type="simple">http://dbpedia.org/ontology/academicDiscipline</text:a>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field" xlink:type="simple">http://dbpedia.org/property/field</text:a>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aption" xlink:type="simple">http://dbpedia.org/property/caption</text:a>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irthDate" xlink:type="simple">http://dbpedia.org/property/birthDate</text:a>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<text:a xlink:href="http://xmlns.com/foaf/0.1/isPrimaryTopicOf" xlink:type="simple">http://xmlns.com/foaf/0.1/isPrimaryTopicOf</text:a>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birthDate" xlink:type="simple">http://dbpedia.org/ontology/birthDate</text:a>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wikiPageRevisionID" xlink:type="simple">http://dbpedia.org/ontology/wikiPageRevisionID</text:a>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wikiPageLength" xlink:type="simple">http://dbpedia.org/ontology/wikiPageLength</text:a>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ns/prov#wasDerivedFrom" xlink:type="simple">http://www.w3.org/ns/prov#wasDerivedFrom</text:a>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wikiPageID" xlink:type="simple">http://dbpedia.org/ontology/wikiPageID</text:a>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thumbnail" xlink:type="simple">http://dbpedia.org/ontology/thumbnail</text:a>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ame" xlink:type="simple">http://dbpedia.org/property/name</text:a>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<text:a xlink:href="http://xmlns.com/foaf/0.1/name" xlink:type="simple">http://xmlns.com/foaf/0.1/name</text:a>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<text:a xlink:href="http://purl.org/linguistics/gold/hypernym" xlink:type="simple">http://purl.org/linguistics/gold/hypernym</text:a>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eathDate" xlink:type="simple">http://dbpedia.org/property/deathDate</text:a>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<text:a xlink:href="http://schema.org/sameAs" xlink:type="simple">http://schema.org/sameAs</text:a>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deathDate" xlink:type="simple">http://dbpedia.org/ontology/deathDate</text:a>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nfluenced" xlink:type="simple">http://dbpedia.org/property/influenced</text:a>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influenced" xlink:type="simple">http://dbpedia.org/ontology/influenced</text:a>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itle" xlink:type="simple">http://dbpedia.org/property/title</text:a>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ordnet_type" xlink:type="simple">http://dbpedia.org/property/wordnet_type</text:a>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ationality" xlink:type="simple">http://dbpedia.org/property/nationality</text:a>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occupation" xlink:type="simple">http://dbpedia.org/ontology/occupation</text:a>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nfluences" xlink:type="simple">http://dbpedia.org/property/influences</text:a>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influencedBy" xlink:type="simple">http://dbpedia.org/ontology/influencedBy</text:a>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lmaMater" xlink:type="simple">http://dbpedia.org/property/almaMater</text:a>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mage" xlink:type="simple">http://dbpedia.org/property/image</text:a>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fter" xlink:type="simple">http://dbpedia.org/property/after</text:a>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efore" xlink:type="simple">http://dbpedia.org/property/before</text:a>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lmaMater" xlink:type="simple">http://dbpedia.org/ontology/almaMater</text:a>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ignature" xlink:type="simple">http://dbpedia.org/property/signature</text:a>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ccupation" xlink:type="simple">http://dbpedia.org/property/occupation</text:a>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years" xlink:type="simple">http://dbpedia.org/property/years</text:a>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ortal" xlink:type="simple">http://dbpedia.org/property/portal</text:a>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ate" xlink:type="simple">http://dbpedia.org/property/date</text:a>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mageSize" xlink:type="simple">http://dbpedia.org/property/imageSize</text:a>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url" xlink:type="simple">http://dbpedia.org/property/url</text:a>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2004/02/skos/core#exactMatch" xlink:type="simple">http://www.w3.org/2004/02/skos/core#exactMatch</text:a>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birthYear" xlink:type="simple">http://dbpedia.org/ontology/birthYear</text:a>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cademicAdvisors" xlink:type="simple">http://dbpedia.org/property/academicAdvisors</text:a>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2000/01/rdf-schema#seeAlso" xlink:type="simple">http://www.w3.org/2000/01/rdf-schema#seeAlso</text:a>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fields" xlink:type="simple">http://dbpedia.org/property/fields</text:a>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pouse" xlink:type="simple">http://dbpedia.org/property/spouse</text:a>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nationality" xlink:type="simple">http://dbpedia.org/ontology/nationality</text:a>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cademicAdvisor" xlink:type="simple">http://dbpedia.org/ontology/academicAdvisor</text:a>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deathYear" xlink:type="simple">http://dbpedia.org/ontology/deathYear</text:a>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birthName" xlink:type="simple">http://dbpedia.org/ontology/birthName</text:a>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volume" xlink:type="simple">http://dbpedia.org/property/volume</text:a>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d" xlink:type="simple">http://dbpedia.org/property/id</text:a>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irthName" xlink:type="simple">http://dbpedia.org/property/birthName</text:a>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education" xlink:type="simple">http://dbpedia.org/property/education</text:a>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stitle" xlink:type="simple">http://dbpedia.org/property/wstitle</text:a>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orkInstitutions" xlink:type="simple">http://dbpedia.org/property/workInstitutions</text:a>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notableStudent" xlink:type="simple">http://dbpedia.org/ontology/notableStudent</text:a>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hildren" xlink:type="simple">http://dbpedia.org/property/children</text:a>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otableStudents" xlink:type="simple">http://dbpedia.org/property/notableStudents</text:a>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quote" xlink:type="simple">http://dbpedia.org/property/quote</text:a>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atrons" xlink:type="simple">http://dbpedia.org/property/patrons</text:a>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ward" xlink:type="simple">http://dbpedia.org/ontology/award</text:a>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first" xlink:type="simple">http://dbpedia.org/property/first</text:a>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ith" xlink:type="simple">http://dbpedia.org/property/with</text:a>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last" xlink:type="simple">http://dbpedia.org/property/last</text:a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institution" xlink:type="simple">http://dbpedia.org/ontology/institution</text:a>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uthor" xlink:type="simple">http://dbpedia.org/property/author</text:a>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" xlink:type="simple">http://dbpedia.org/property/n</text:a>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v" xlink:type="simple">http://dbpedia.org/property/v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idth" xlink:type="simple">http://dbpedia.org/property/width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orkplaces" xlink:type="simple">http://dbpedia.org/property/workplaces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stingPlace" xlink:type="simple">http://dbpedia.org/property/restingPlace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" xlink:type="simple">http://dbpedia.org/property/b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ikt" xlink:type="simple">http://dbpedia.org/property/wikt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termPeriod" xlink:type="simple">http://dbpedia.org/ontology/termPeriod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honorificPrefix" xlink:type="simple">http://dbpedia.org/property/honorificPrefix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philosophicalSchool" xlink:type="simple">http://dbpedia.org/ontology/philosophicalSchool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age" xlink:type="simple">http://dbpedia.org/property/page</text:a>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redecessor" xlink:type="simple">http://dbpedia.org/property/predecessor</text:a>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uccessor" xlink:type="simple">http://dbpedia.org/property/successor</text:a>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otableWorks" xlink:type="simple">http://dbpedia.org/property/notableWorks</text:a>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rizes" xlink:type="simple">http://dbpedia.org/property/prizes</text:a>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doctoralAdvisor" xlink:type="simple">http://dbpedia.org/ontology/doctoralAdvisor</text:a>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lign" xlink:type="simple">http://dbpedia.org/property/align</text:a>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octoralAdvisor" xlink:type="simple">http://dbpedia.org/property/doctoralAdvisor</text:a>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wards" xlink:type="simple">http://dbpedia.org/property/awards</text:a>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arents" xlink:type="simple">http://dbpedia.org/property/parents</text:a>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" xlink:type="simple">http://dbpedia.org/property/s</text:a>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sidence" xlink:type="simple">http://dbpedia.org/property/residence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rofession" xlink:type="simple">http://dbpedia.org/property/profession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ermStart" xlink:type="simple">http://dbpedia.org/property/termStart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ffice" xlink:type="simple">http://dbpedia.org/property/office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irection" xlink:type="simple">http://dbpedia.org/property/direction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ermEnd" xlink:type="simple">http://dbpedia.org/property/termEnd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ages" xlink:type="simple">http://dbpedia.org/property/pages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residence" xlink:type="simple">http://dbpedia.org/ontology/residence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honorificSuffix" xlink:type="simple">http://dbpedia.org/property/honorificSuffix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parent" xlink:type="simple">http://dbpedia.org/ontology/parent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profession" xlink:type="simple">http://dbpedia.org/ontology/profession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errow" xlink:type="simple">http://dbpedia.org/property/perrow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uthorLink" xlink:type="simple">http://dbpedia.org/property/authorLink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spouse" xlink:type="simple">http://dbpedia.org/ontology/spouse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y" xlink:type="simple">http://dbpedia.org/property/by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" xlink:type="simple">http://dbpedia.org/property/d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orkInstitution" xlink:type="simple">http://dbpedia.org/property/workInstitution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year" xlink:type="simple">http://dbpedia.org/property/year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mainInterests" xlink:type="simple">http://dbpedia.org/property/mainInterests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mainInterest" xlink:type="simple">http://dbpedia.org/ontology/mainInterest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ason" xlink:type="simple">http://dbpedia.org/property/reason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otalWidth" xlink:type="simple">http://dbpedia.org/property/totalWidth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octoralStudents" xlink:type="simple">http://dbpedia.org/property/doctoralStudents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restingPlace" xlink:type="simple">http://dbpedia.org/ontology/restingPlace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Search" xlink:type="simple">http://dbpedia.org/property/bSearch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o" xlink:type="simple">http://dbpedia.org/property/no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align" xlink:type="simple">http://dbpedia.org/property/salign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viaf" xlink:type="simple">http://dbpedia.org/property/viaf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title" xlink:type="simple">http://dbpedia.org/ontology/title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nstitutions" xlink:type="simple">http://dbpedia.org/property/institutions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quoted" xlink:type="simple">http://dbpedia.org/property/quoted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olwidth" xlink:type="simple">http://dbpedia.org/property/colwidth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header" xlink:type="simple">http://dbpedia.org/property/header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therNames" xlink:type="simple">http://dbpedia.org/property/otherNames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ource" xlink:type="simple">http://dbpedia.org/property/source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signature" xlink:type="simple">http://dbpedia.org/ontology/signature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Search" xlink:type="simple">http://dbpedia.org/property/dSearch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ommons" xlink:type="simple">http://dbpedia.org/property/commons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mother" xlink:type="simple">http://dbpedia.org/property/mother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latives" xlink:type="simple">http://dbpedia.org/property/relatives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doctoralStudent" xlink:type="simple">http://dbpedia.org/ontology/doctoralStudent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nlinebooks" xlink:type="simple">http://dbpedia.org/property/onlinebooks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lt" xlink:type="simple">http://dbpedia.org/property/alt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Search" xlink:type="simple">http://dbpedia.org/property/sSearch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era" xlink:type="simple">http://dbpedia.org/property/era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ignatureAlt" xlink:type="simple">http://dbpedia.org/property/signatureAlt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q" xlink:type="simple">http://dbpedia.org/property/q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father" xlink:type="simple">http://dbpedia.org/property/father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child" xlink:type="simple">http://dbpedia.org/ontology/child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education" xlink:type="simple">http://dbpedia.org/ontology/education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ee" xlink:type="simple">http://dbpedia.org/property/se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escription" xlink:type="simple">http://dbpedia.org/property/description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predecessor" xlink:type="simple">http://dbpedia.org/ontology/predecessor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2003/01/geo/wgs84_pos#lat" xlink:type="simple">http://www.w3.org/2003/01/geo/wgs84_pos#lat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urlStatus" xlink:type="simple">http://dbpedia.org/property/urlStatu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rchiveDate" xlink:type="simple">http://dbpedia.org/property/archiveDat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footer" xlink:type="simple">http://dbpedia.org/property/footer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monarch" xlink:type="simple">http://dbpedia.org/property/monarch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mall" xlink:type="simple">http://dbpedia.org/property/small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citizenship" xlink:type="simple">http://dbpedia.org/ontology/citizenship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bout" xlink:type="simple">http://dbpedia.org/property/about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ended" xlink:type="simple">http://dbpedia.org/property/ended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ext" xlink:type="simple">http://dbpedia.org/property/text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georss.org/georss/point" xlink:type="simple">http://www.georss.org/georss/point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onstituencyMp" xlink:type="simple">http://dbpedia.org/property/constituencyMp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region" xlink:type="simple">http://dbpedia.org/ontology/region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upe" xlink:type="simple">http://dbpedia.org/property/dup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therPost" xlink:type="simple">http://dbpedia.org/property/otherPost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onstituency" xlink:type="simple">http://dbpedia.org/property/constituency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lternativeName" xlink:type="simple">http://dbpedia.org/ontology/alternativeNam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2003/01/geo/wgs84_pos#long" xlink:type="simple">http://www.w3.org/2003/01/geo/wgs84_pos#long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era" xlink:type="simple">http://dbpedia.org/ontology/era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ata" xlink:type="simple">http://dbpedia.org/property/data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2003/01/geo/wgs84_pos#geometry" xlink:type="simple">http://www.w3.org/2003/01/geo/wgs84_pos#geometry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thers" xlink:type="simple">http://dbpedia.org/property/other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ativeNameLang" xlink:type="simple">http://dbpedia.org/property/nativeNameLang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choolTradition" xlink:type="simple">http://dbpedia.org/property/schoolTradition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diocese" xlink:type="simple">http://dbpedia.org/ontology/dioces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therarticle" xlink:type="simple">http://dbpedia.org/property/otherarticl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lias" xlink:type="simple">http://dbpedia.org/ontology/alia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party" xlink:type="simple">http://dbpedia.org/ontology/party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father" xlink:type="simple">http://dbpedia.org/ontology/father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yearsActive" xlink:type="simple">http://dbpedia.org/property/yearsActiv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filename" xlink:type="simple">http://dbpedia.org/property/filenam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langcode" xlink:type="simple">http://dbpedia.org/property/langcod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Search" xlink:type="simple">http://dbpedia.org/property/nSearch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originalName" xlink:type="simple">http://dbpedia.org/ontology/originalNam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height" xlink:type="simple">http://dbpedia.org/property/height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arliament" xlink:type="simple">http://dbpedia.org/property/parliament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ows" xlink:type="simple">http://dbpedia.org/property/row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movement" xlink:type="simple">http://dbpedia.org/property/movement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ype" xlink:type="simple">http://dbpedia.org/property/typ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deathCause" xlink:type="simple">http://dbpedia.org/ontology/deathCaus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ot" xlink:type="simple">http://dbpedia.org/property/bot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gion" xlink:type="simple">http://dbpedia.org/property/region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xmlns.com/foaf/0.1/homepage" xlink:type="simple">http://xmlns.com/foaf/0.1/homepag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label" xlink:type="simple">http://dbpedia.org/property/label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arty" xlink:type="simple">http://dbpedia.org/property/party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ccessDate" xlink:type="simple">http://dbpedia.org/property/accessDat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nlinebooksby" xlink:type="simple">http://dbpedia.org/property/onlinebooksby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group" xlink:type="simple">http://dbpedia.org/property/group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os" xlink:type="simple">http://dbpedia.org/property/po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soundRecording" xlink:type="simple">http://dbpedia.org/ontology/soundRecording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successor" xlink:type="simple">http://dbpedia.org/ontology/successor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stateOfOrigin" xlink:type="simple">http://dbpedia.org/ontology/stateOfOrigin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mother" xlink:type="simple">http://dbpedia.org/ontology/mother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lank" xlink:type="simple">http://dbpedia.org/property/blank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ctiveYearsEndYear" xlink:type="simple">http://dbpedia.org/ontology/activeYearsEndYear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lcheading" xlink:type="simple">http://dbpedia.org/property/lcheading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lations" xlink:type="simple">http://dbpedia.org/property/relation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oatOfArms" xlink:type="simple">http://dbpedia.org/property/coatOfArm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ection" xlink:type="simple">http://dbpedia.org/property/section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fixAttempted" xlink:type="simple">http://dbpedia.org/property/fixAttempted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eathCause" xlink:type="simple">http://dbpedia.org/property/deathCaus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ignatureSize" xlink:type="simple">http://dbpedia.org/property/signatureSiz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ppointed" xlink:type="simple">http://dbpedia.org/property/appointed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uthorlink" xlink:type="simple">http://dbpedia.org/property/authorlink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itizenship" xlink:type="simple">http://dbpedia.org/property/citizenship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ativeName" xlink:type="simple">http://dbpedia.org/property/nativeNam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opic" xlink:type="simple">http://dbpedia.org/property/topic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mode" xlink:type="simple">http://dbpedia.org/property/mod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rchiveUrl" xlink:type="simple">http://dbpedia.org/property/archiveUrl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otableIdeas" xlink:type="simple">http://dbpedia.org/property/notableIdea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ctiveYearsStartYear" xlink:type="simple">http://dbpedia.org/ontology/activeYearsStartYear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trantes" table:style-name="ta1">
        <table:table-column table:style-name="co4" table:default-cell-style-name="ce3"/>
        <table:table-column table:style-name="co2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eff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table:style-name="ce2" office:value-type="string" calcext:value-type="string">
            <text:p><text:a xlink:href="http://dbpedia.org/ontology/wikiPageWikiLink" xlink:type="simple">http://dbpedia.org/ontology/wikiPageWikiLink</text:a></text:p>
          </table:table-cell>
          <table:table-cell office:value-type="float" office:value="20944" calcext:value-type="float">
            <text:p>2094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wikiPageRedirects" xlink:type="simple">http://dbpedia.org/ontology/wikiPageRedirects</text:a></text:p>
          </table:table-cell>
          <table:table-cell office:value-type="float" office:value="735" calcext:value-type="float">
            <text:p>73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influencedBy" xlink:type="simple">http://dbpedia.org/ontology/influencedBy</text:a>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wikiPageDisambiguates" xlink:type="simple">http://dbpedia.org/ontology/wikiPageDisambiguates</text:a>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<text:a xlink:href="http://xmlns.com/foaf/0.1/primaryTopic" xlink:type="simple">http://xmlns.com/foaf/0.1/primaryTopic</text:a>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uthor" xlink:type="simple">http://dbpedia.org/ontology/author</text:a>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nfluences" xlink:type="simple">http://dbpedia.org/property/influences</text:a>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eponym" xlink:type="simple">http://dbpedia.org/property/eponym</text:a>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influenced" xlink:type="simple">http://dbpedia.org/ontology/influenced</text:a>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nfluenced" xlink:type="simple">http://dbpedia.org/property/influenced</text:a>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uthor" xlink:type="simple">http://dbpedia.org/property/author</text:a>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iscoverer" xlink:type="simple">http://dbpedia.org/property/discoverer</text:a>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discoverer" xlink:type="simple">http://dbpedia.org/ontology/discoverer</text:a>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rtist" xlink:type="simple">http://dbpedia.org/property/artist</text:a>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knownFor" xlink:type="simple">http://dbpedia.org/ontology/knownFor</text:a>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cademicAdvisor" xlink:type="simple">http://dbpedia.org/ontology/academicAdvisor</text:a>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cademicAdvisors" xlink:type="simple">http://dbpedia.org/property/academicAdvisors</text:a>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notableStudent" xlink:type="simple">http://dbpedia.org/ontology/notableStudent</text:a>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hipNamesake" xlink:type="simple">http://dbpedia.org/property/shipNamesake</text:a>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amedAfter" xlink:type="simple">http://dbpedia.org/property/namedAfter</text:a>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efore" xlink:type="simple">http://dbpedia.org/property/before</text:a>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predecessor" xlink:type="simple">http://dbpedia.org/ontology/predecessor</text:a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aption" xlink:type="simple">http://dbpedia.org/property/caption</text:a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fter" xlink:type="simple">http://dbpedia.org/property/after</text:a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otableStudents" xlink:type="simple">http://dbpedia.org/property/notableStudents</text:a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ubject" xlink:type="simple">http://dbpedia.org/property/subject</text:a>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redecessor" xlink:type="simple">http://dbpedia.org/property/predecessor</text:a>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latives" xlink:type="simple">http://dbpedia.org/property/relatives</text:a>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houses" xlink:type="simple">http://dbpedia.org/property/houses</text:a>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successor" xlink:type="simple">http://dbpedia.org/ontology/successor</text:a>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relative" xlink:type="simple">http://dbpedia.org/ontology/relative</text:a>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mainCharTeam" xlink:type="simple">http://dbpedia.org/property/mainCharTeam</text:a>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child" xlink:type="simple">http://dbpedia.org/ontology/child</text:a>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amedafter" xlink:type="simple">http://dbpedia.org/property/namedafter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nonFictionSubject" xlink:type="simple">http://dbpedia.org/ontology/nonFictionSubject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doctoralStudent" xlink:type="simple">http://dbpedia.org/ontology/doctoralStudent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commander" xlink:type="simple">http://dbpedia.org/ontology/commander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ward" xlink:type="simple">http://dbpedia.org/ontology/award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octoralStudents" xlink:type="simple">http://dbpedia.org/property/doctoralStudents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coverArtist" xlink:type="simple">http://dbpedia.org/ontology/coverArtist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uccessor" xlink:type="simple">http://dbpedia.org/property/successor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amedFor" xlink:type="simple">http://dbpedia.org/property/namedFor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doctoralAdvisor" xlink:type="simple">http://dbpedia.org/ontology/doctoralAdvisor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namedAfter" xlink:type="simple">http://dbpedia.org/ontology/namedAfter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octoralAdvisor" xlink:type="simple">http://dbpedia.org/property/doctoralAdvisor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2002/07/owl#differentFrom" xlink:type="simple">http://www.w3.org/2002/07/owl#differentFrom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amesake" xlink:type="simple">http://dbpedia.org/property/namesake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opponent" xlink:type="simple">http://dbpedia.org/ontology/opponent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edication" xlink:type="simple">http://dbpedia.org/property/dedication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naugural" xlink:type="simple">http://dbpedia.org/property/inaugural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reator" xlink:type="simple">http://dbpedia.org/property/creator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ign" xlink:type="simple">http://dbpedia.org/property/sign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knownFor" xlink:type="simple">http://dbpedia.org/property/knownFor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genre" xlink:type="simple">http://dbpedia.org/ontology/genre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starring" xlink:type="simple">http://dbpedia.org/ontology/starring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ommander" xlink:type="simple">http://dbpedia.org/property/commander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edicatedTo" xlink:type="simple">http://dbpedia.org/property/dedicatedTo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hildren" xlink:type="simple">http://dbpedia.org/property/children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routeEnd" xlink:type="simple">http://dbpedia.org/ontology/routeEnd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first" xlink:type="simple">http://dbpedia.org/property/first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llustrator" xlink:type="simple">http://dbpedia.org/property/illustrator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ith" xlink:type="simple">http://dbpedia.org/property/with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ux" xlink:type="simple">http://dbpedia.org/property/aux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haracters" xlink:type="simple">http://dbpedia.org/property/character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pouse" xlink:type="simple">http://dbpedia.org/property/spous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riter" xlink:type="simple">http://dbpedia.org/property/writer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spouse" xlink:type="simple">http://dbpedia.org/ontology/spous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verseDesign" xlink:type="simple">http://dbpedia.org/property/reverseDesign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rchitect" xlink:type="simple">http://dbpedia.org/ontology/architect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illustrator" xlink:type="simple">http://dbpedia.org/ontology/illustrator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lluminatedBy" xlink:type="simple">http://dbpedia.org/property/illuminatedBy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2000/01/rdf-schema#seeAlso" xlink:type="simple">http://www.w3.org/2000/01/rdf-schema#seeAlso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atrons" xlink:type="simple">http://dbpedia.org/property/patron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esigner" xlink:type="simple">http://dbpedia.org/property/designer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uthor(s)_" xlink:type="simple">http://dbpedia.org/property/author(s)_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basedOn" xlink:type="simple">http://dbpedia.org/ontology/basedOn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pponents" xlink:type="simple">http://dbpedia.org/property/opponent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itle" xlink:type="simple">http://dbpedia.org/property/titl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writer" xlink:type="simple">http://dbpedia.org/ontology/writer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wards" xlink:type="simple">http://dbpedia.org/property/award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risoners" xlink:type="simple">http://dbpedia.org/property/prisoner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iscovered" xlink:type="simple">http://dbpedia.org/property/discovered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father" xlink:type="simple">http://dbpedia.org/property/father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copritore" xlink:type="simple">http://dbpedia.org/property/scopritor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overArtist" xlink:type="simple">http://dbpedia.org/property/coverArtist</text:a>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3">00/00/0000</text:date>, <text:time style:data-style-name="N2" text:time-value="22:14:37.122602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23:54:16.141256090</meta:creation-date>
    <dc:date>2022-12-03T23:11:52.300049946</dc:date>
    <meta:editing-duration>PT1H5M2S</meta:editing-duration>
    <meta:editing-cycles>6</meta:editing-cycles>
    <meta:generator>LibreOffice/6.4.7.2$Linux_X86_64 LibreOffice_project/40$Build-2</meta:generator>
    <meta:document-statistic meta:table-count="2" meta:cell-count="627" meta:object-count="0"/>
  </office:meta>
</office:document-meta>
</file>